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28cm" fo:min-width="0.262cm"/>
    </style:style>
    <style:style style:name="gr2" style:family="graphic" style:parent-style-name="standard">
      <style:graphic-properties draw:textarea-horizontal-align="justify" draw:textarea-vertical-align="middle" draw:auto-grow-height="false" fo:min-height="3.306cm" fo:min-width="4.072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4.072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1.40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9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1.659cm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1.0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051cm" draw:marker-start="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textarea-horizontal-align="justify" draw:textarea-vertical-align="middle" draw:auto-grow-height="false" fo:min-height="0.089cm" fo:min-width="0cm"/>
    </style:style>
    <style:style style:name="gr15" style:family="graphic" style:parent-style-name="measure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524cm" svg:height="2.032cm" draw:transform="rotate (1.5707963267949) translate (6.461cm 12.43cm)">
          <text:p text:style-name="P1">Rx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572cm" svg:height="3.556cm" svg:x="6.08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1.778cm" svg:x="6.08cm" svg:y="5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72cm" svg:height="0.762cm" svg:x="6.08cm" svg:y="8.747cm">
          <text:p text:style-name="P1"><text:span text:style-name="T1">RF Sweep Synthesiz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905cm" svg:height="1.27cm" svg:x="6.334cm" svg:y="6.2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0.254cm" svg:height="0.254cm" svg:x="9.89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9.89cm" svg:y="7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34cm" svg:height="0.763cm" svg:x="8.677cm" svg:y="8.112cm">
          <draw:text-box>
            <text:p><text:span text:style-name="T2">Ch1</text:span></text:p>
          </draw:text-box>
        </draw:frame>
        <draw:frame draw:style-name="gr7" draw:text-style-name="P3" draw:layer="layout" svg:width="1.34cm" svg:height="0.763cm" svg:x="8.677cm" svg:y="7.603cm">
          <draw:text-box>
            <text:p><text:span text:style-name="T2">Ch2</text:span></text:p>
          </draw:text-box>
        </draw:frame>
        <draw:frame draw:style-name="gr8" draw:layer="layout" svg:width="1.806cm" svg:height="0.962cm" svg:x="8.465cm" svg:y="6.261cm">
          <draw:text-box>
            <text:p>VNA</text:p>
          </draw:text-box>
        </draw:frame>
        <draw:connector draw:style-name="gr9" draw:text-style-name="P1" draw:layer="layout" draw:type="curve" draw:line-skew="0.262cm 0.508cm" svg:x1="10.144cm" svg:y1="8.493cm" svg:x2="6.461cm" svg:y2="11.668cm" draw:start-shape="id1" draw:start-glue-point="10" draw:end-shape="id2" draw:end-glue-point="4" svg:d="M10144 8493c1146 0 764 1778-1710 1778s-2724 1397-1973 1397" svg:viewBox="0 0 4675 3176">
          <text:p/>
        </draw:connector>
        <draw:custom-shape draw:style-name="gr10" draw:text-style-name="P1" xml:id="id4" draw:id="id4" draw:layer="layout" svg:width="2.159cm" svg:height="1.778cm" svg:x="14.335cm" svg:y="10.779cm">
          <text:p text:style-name="P1">Radar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11" draw:text-style-name="P4" draw:layer="layout" svg:width="1.524cm" svg:height="2.032cm" draw:transform="rotate (1.5707963267949) translate (11.922cm 12.43cm)">
            <text:p text:style-name="P4"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" draw:layer="layout" svg:width="1.209cm" svg:height="0.962cm" draw:transform="rotate (1.5707963267949) translate (11.979cm 12.299cm)">
            <draw:text-box>
              <text:p>Tx</text:p>
            </draw:text-box>
          </draw:frame>
        </draw:g>
        <draw:connector draw:style-name="gr13" draw:text-style-name="P1" draw:layer="layout" svg:x1="13.954cm" svg:y1="11.668cm" svg:x2="14.335cm" svg:y2="11.668cm" draw:start-shape="id3" draw:start-glue-point="1" draw:end-shape="id4" draw:end-glue-point="3" svg:d="M13954 11668h381" svg:viewBox="0 0 382 1">
          <text:p/>
        </draw:connector>
        <draw:custom-shape draw:style-name="gr14" draw:text-style-name="P1" draw:layer="layout" svg:width="0.508cm" svg:height="1.016cm" draw:transform="rotate (-1.57795217672807) translate (5.949cm 10.15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0.508cm" svg:height="1.016cm" draw:transform="rotate (-1.57795217672807) translate (5.951cm 10.6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0.508cm" svg:height="1.016cm" draw:transform="rotate (-1.57795217672807) translate (5.951cm 11.1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0.508cm" svg:height="1.016cm" draw:transform="rotate (-1.57795217672807) translate (5.953cm 11.68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0.508cm" svg:height="1.016cm" draw:transform="rotate (-1.57795217672807) translate (5.951cm 12.1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0.508cm" svg:height="1.016cm" draw:transform="rotate (-1.57795217672807) translate (5.953cm 12.6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0.508cm" svg:height="1.016cm" draw:transform="rotate (-0.00715584993317655) translate (5.823cm 12.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0.508cm" svg:height="1.016cm" draw:transform="rotate (-0.00715584993317655) translate (6.334cm 12.6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0.508cm" svg:height="1.016cm" draw:transform="rotate (-0.00715584993317655) translate (6.839cm 12.68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0.508cm" svg:height="1.016cm" draw:transform="rotate (-0.00715584993317655) translate (7.35cm 12.68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0.508cm" svg:height="1.016cm" draw:transform="rotate (-0.00715584993317655) translate (7.865cm 12.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0.508cm" svg:height="1.016cm" draw:transform="rotate (-0.00715584993317655) translate (8.376cm 12.6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measure draw:style-name="gr15" draw:text-style-name="P1" draw:layer="measurelines" svg:x1="11.922cm" svg:y1="11.668cm" svg:x2="8.493cm" svg:y2="11.668cm">
          <text:p text:style-name="P5">d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Soler</meta:initial-creator>
    <meta:creation-date>2017-04-17T14:16:56.207163945</meta:creation-date>
    <dc:date>2017-05-28T17:41:47.457029054</dc:date>
    <dc:creator>Francisco Soler</dc:creator>
    <meta:editing-duration>PT31M46S</meta:editing-duration>
    <meta:editing-cycles>13</meta:editing-cycles>
    <meta:generator>LibreOffice/4.3.3.2$Linux_X86_64 LibreOffice_project/430m0$Build-2</meta:generator>
    <meta:document-statistic meta:object-count="29"/>
  </office:meta>
</office:document-meta>
</file>